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5b5" officeooo:paragraph-rsid="001675b5"/>
    </style:style>
    <style:style style:name="P2" style:family="paragraph" style:parent-style-name="Standard">
      <style:paragraph-properties fo:text-align="center" style:justify-single-word="false"/>
      <style:text-properties officeooo:rsid="001675b5" officeooo:paragraph-rsid="001675b5"/>
    </style:style>
    <style:style style:name="P3" style:family="paragraph" style:parent-style-name="Standard">
      <style:text-properties officeooo:rsid="001675b5" officeooo:paragraph-rsid="0016b785"/>
    </style:style>
    <style:style style:name="P4" style:family="paragraph" style:parent-style-name="Standard">
      <style:text-properties officeooo:rsid="001675b5" officeooo:paragraph-rsid="0017a3fb"/>
    </style:style>
    <style:style style:name="P5" style:family="paragraph" style:parent-style-name="Standard">
      <style:paragraph-properties fo:text-align="justify" style:justify-single-word="false"/>
      <style:text-properties officeooo:rsid="001675b5" officeooo:paragraph-rsid="0017a3fb"/>
    </style:style>
    <style:style style:name="P6" style:family="paragraph" style:parent-style-name="Standard">
      <style:paragraph-properties fo:text-align="justify" style:justify-single-word="false"/>
      <style:text-properties officeooo:rsid="001675b5" officeooo:paragraph-rsid="0016b785"/>
    </style:style>
    <style:style style:name="P7" style:family="paragraph" style:parent-style-name="Standard">
      <style:text-properties officeooo:rsid="0016b785" officeooo:paragraph-rsid="0016b785"/>
    </style:style>
    <style:style style:name="P8" style:family="paragraph" style:parent-style-name="Standard">
      <style:text-properties officeooo:rsid="0016b785" officeooo:paragraph-rsid="0017a3fb"/>
    </style:style>
    <style:style style:name="P9" style:family="paragraph" style:parent-style-name="Standard">
      <style:text-properties fo:font-weight="bold" officeooo:rsid="0016b785" officeooo:paragraph-rsid="0016b785" style:font-weight-asian="bold" style:font-weight-complex="bold"/>
    </style:style>
    <style:style style:name="P10" style:family="paragraph" style:parent-style-name="Standard">
      <style:text-properties fo:font-weight="bold" officeooo:rsid="0016b785" officeooo:paragraph-rsid="0017a3fb" style:font-weight-asian="bold" style:font-weight-complex="bold"/>
    </style:style>
    <style:style style:name="P11" style:family="paragraph" style:parent-style-name="Standard">
      <style:text-properties officeooo:rsid="001b6571" officeooo:paragraph-rsid="001b6571"/>
    </style:style>
    <style:style style:name="T1" style:family="text">
      <style:text-properties officeooo:rsid="0016b785"/>
    </style:style>
    <style:style style:name="T2" style:family="text">
      <style:text-properties officeooo:rsid="0017a3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a3f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MHURİYET BAŞSAVCILIĞINA </text:p>
      <text:p text:style-name="P1"><text:tab/><text:tab/><text:tab/><text:tab/><text:tab/><text:tab/><text:tab/><text:tab/><text:tab/><text:tab/>ANAMUR</text:p>
      <text:p text:style-name="P1"/>
      <text:p text:style-name="P5"><text:tab/>Sahibi olduğum 06.00.14.0493 plakalı 2004 model OAXG00856 şasi seri nolu OBET008176 motor seri nolu Caterpillar marka loader iş makinemi Elmalı Taş Mermer Maden Ticaret Limited Şirket yetkilisi İrfan Bacak’a, 21-06-2022 tarihinde kiraya verdim. <text:s/></text:p>
      <text:p text:style-name="P5"/>
      <text:p text:style-name="P5"><text:tab/>Makinenin çalışma yeri olarak, Elmalı Taş Mermer <text:span text:style-name="T2">firmasının kiracı olarak çalıştığı</text:span>, Anamur Maden San.Tic.Ltd.Şti. ‘ne ait <text:span text:style-name="T2">(Yetkilisi Tamer NAR)</text:span>, Kızılca Mah. Kozağacı Yaylası, Bozyazı-MERSİN adresi verilmiştir. Ocak Sahibi Tamer NAR tarafından, ocağa gidildiğinde ocakta iş makinesinin olmadığı görülmüştür. </text:p>
      <text:p text:style-name="P5"/>
      <text:p text:style-name="P5"><text:tab/><text:span text:style-name="T2">Kiracı firma yetkilisi</text:span> İrfan BACAK ’<text:span text:style-name="T2">l</text:span>a herha<text:span text:style-name="T1">ngi bir şekilde iletişim kuramamaktayız. </text:span></text:p>
      <text:p text:style-name="P6"/>
      <text:p text:style-name="P6"><text:tab/><text:span text:style-name="T1">Sözleşmenin 9. maddesinin G bendine göre iş makinasının çalışma alanı dışına çıkarılmaması gerekmektedir. İrfan BACAK ’la irtibat sağlayamadığımız için, ocak sorumlusu diye bildiğimiz, adı Murat ve telefonu 0 530 176 4644 olan şahısla telefonda yaptığımız görüşmede, iş makinasının ocaktan gönderdiğini söyle</text:span><text:span text:style-name="T2">miştir. Şahıs, iş makinasının</text:span><text:span text:style-name="T1"> nereye gönder</text:span><text:span text:style-name="T2">il</text:span><text:span text:style-name="T1">diğini söylem</text:span><text:span text:style-name="T2">emektedir.</text:span></text:p>
      <text:p text:style-name="P6"/>
      <text:p text:style-name="P6"><text:span text:style-name="T1"><text:tab/>İş makinamın ak</text:span><text:span text:style-name="T2">ı</text:span><text:span text:style-name="T1">beti hakkında bilgi alamadığım için gereğini</text:span><text:span text:style-name="T2">n yapılmasını ve tarafıma bilgi verilmesini</text:span><text:span text:style-name="T1"> saygılarımla arz eder</text:span><text:span text:style-name="T2">i</text:span><text:span text:style-name="T1">m. <text:s/></text:span><text:span text:style-name="T2">28-09-2022</text:span></text:p>
      <text:p text:style-name="P3"/>
      <text:p text:style-name="P3"/>
      <text:p text:style-name="P3"/>
      <text:p text:style-name="P3"/>
      <text:p text:style-name="P3"/>
      <text:p text:style-name="P8"><text:span text:style-name="T4">Adres <text:tab/><text:tab/><text:tab/><text:tab/><text:tab/><text:tab/><text:tab/><text:tab/>İş Makinesi Sahibi ve kiraya veren</text:span></text:p>
      <text:p text:style-name="P4"><text:span text:style-name="T2">İsmail Altıngövde Cad. No:21-H<text:tab/><text:tab/><text:tab/> <text:tab/>Atila BALCI</text:span></text:p>
      <text:p text:style-name="P8"><text:span text:style-name="T2">0532 296 36 89<text:tab/><text:tab/><text:tab/><text:tab/><text:tab/><text:tab/><text:tab/><text:tab/></text:span></text:p>
      <text:p text:style-name="P8"><text:span text:style-name="T2">TOKAT</text:span></text:p>
      <text:p text:style-name="P7"/>
      <text:p text:style-name="P11">EK: Kira Sözleşmesi</text:p>
      <text:p text:style-name="P7"/>
      <text:p text:style-name="P7"/>
      <text:p text:style-name="P7"/>
      <text:p text:style-name="P7"><text:span text:style-name="T3">İş Makinesi ve Ocak Kiracısı<text:tab/></text:span><text:tab/><text:tab/><text:tab/></text:p>
      <text:p text:style-name="P4">Elmalı Taş Mermer Maden Ticaret Ltd. Ş<text:span text:style-name="T1">ti.<text:tab/><text:tab/><text:tab/></text:span></text:p>
      <text:p text:style-name="P7">İrfan BACA<text:span text:style-name="T2">K</text:span><text:tab/><text:tab/><text:tab/><text:tab/><text:tab/><text:tab/><text:tab/></text:p>
      <text:p text:style-name="P7">0533 657 4640</text:p>
      <text:p text:style-name="P3"/>
      <text:p text:style-name="P9">Elmalı Taş Mermer <text:span text:style-name="T2">çalışanı </text:span>Ocak Yetkilisi</text:p>
      <text:p text:style-name="P7">Murat</text:p>
      <text:p text:style-name="P7">0530 176 4644</text:p>
      <text:p text:style-name="P7"/>
      <text:p text:style-name="P10">Ocak Sahibi ve Elmalı Taş Mermere </text:p>
      <text:p text:style-name="P10"><text:span text:style-name="T2">Ocağını </text:span>Kiralayan</text:p>
      <text:p text:style-name="P7">Tamer Nar</text:p>
      <text:p text:style-name="P7">0533 320 8044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0:06:07.680846362</meta:creation-date>
    <dc:date>2022-09-28T10:43:12.967923493</dc:date>
    <meta:editing-duration>PT2M3S</meta:editing-duration>
    <meta:editing-cycles>3</meta:editing-cycles>
    <meta:generator>LibreOffice/7.2.7.2$Linux_X86_64 LibreOffice_project/20$Build-2</meta:generator>
    <meta:document-statistic meta:table-count="0" meta:image-count="0" meta:object-count="0" meta:page-count="1" meta:paragraph-count="23" meta:word-count="210" meta:character-count="1582" meta:non-whitespace-character-count="1339"/>
  </office:meta>
</office:document-meta>
</file>